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f222" officeooo:paragraph-rsid="001ff222"/>
    </style:style>
    <style:style style:name="P2" style:family="paragraph" style:parent-style-name="Standard">
      <style:paragraph-properties fo:text-align="justify" style:justify-single-word="false"/>
      <style:text-properties officeooo:rsid="001ff222" officeooo:paragraph-rsid="00214679"/>
    </style:style>
    <style:style style:name="P3" style:family="paragraph" style:parent-style-name="Standard">
      <style:paragraph-properties fo:text-align="justify" style:justify-single-word="false"/>
      <style:text-properties officeooo:rsid="00214679" officeooo:paragraph-rsid="00214679"/>
    </style:style>
    <style:style style:name="P4" style:family="paragraph" style:parent-style-name="Standard">
      <style:paragraph-properties fo:text-align="justify" style:justify-single-word="false"/>
    </style:style>
    <style:style style:name="T1" style:family="text">
      <style:text-properties officeooo:rsid="002146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README:</text:p>
      <text:p text:style-name="P1"/>
      <text:p text:style-name="P3">The program contains the following files:</text:p>
      <text:p text:style-name="P3">- dfc.c (client)</text:p>
      <text:p text:style-name="P3">- dfs.c (server)</text:p>
      <text:p text:style-name="P3">- dfc.conf (configuration file of the client)</text:p>
      <text:p text:style-name="P3">- dfs.conf (configuration file for the server)</text:p>
      <text:p text:style-name="P3">- dfc1.conf (second configuration file for the client)</text:p>
      <text:p text:style-name="P1"/>
      <text:p text:style-name="P1">In the client for the distributed file system, the program performs the following operations:</text:p>
      <text:p text:style-name="P1">- LIST</text:p>
      <text:p text:style-name="P1">- PUT</text:p>
      <text:p text:style-name="P1">- GET</text:p>
      <text:p text:style-name="P1"/>
      <text:p text:style-name="P2">LIST: This operation will list all the files that are listed in the root folder of each of the server <text:span text:style-name="T1">if no folder name is named. If the folder name is given, the server will search for the sub folder in the root folder and send the list to the client. The client receives the file names from all the servers and determines if the file is complete or not. If incomplete, the file named is appended with [incomplete] tag.</text:span></text:p>
      <text:p text:style-name="P2"/>
      <text:p text:style-name="P2"><text:span text:style-name="T1">If no files are found in any of the server directories, the client will display a message accordingly. The command searches all the folders of all the servers to determine the completeness of the files being listed. <text:s/></text:span></text:p>
      <text:p text:style-name="P1"/>
      <text:p text:style-name="P3">PUT: The client will take the name of the file, authenticate credentials and if successful, will send the file pieces to the server. Before sending the file pieces, the client uses the algorithm given in the homework to determine which file pieces are sent to whom. Once that determination is made, the files are encrypted using the password of the user and then file pieces are sent. If no folder is given with the put command, the files are sent to the root folder. Otherwise, a subfolder is created (if non existent) and the file pieces are added to the subfolder. The file pieces stored in the server are encrypted using bit XOR encryption algorithm. They key to encryption is the password of the user.</text:p>
      <text:p text:style-name="P3"/>
      <text:p text:style-name="P3">The files that are added to the server contain the prefix ‘.’.</text:p>
      <text:p text:style-name="P3"/>
      <text:p text:style-name="P3">GET: The command (if provided) without the directory name will get the file from the root folder of the servers. It will search for the specific files from all the root folders and then looks at the number at the end of each file fragment to determine if all the pieces of the file are present to put together a complete file. If not possible, it is indicated to the user that that file download won’t download a complete file. </text:p>
      <text:p text:style-name="P3"/>
      <text:p text:style-name="P3">On completion of download, the client will try to decrypt the downloaded file pieces. In order to do that, it uses the password in the conf file. If the file is put on the server with the following credentials in the conf file:</text:p>
      <text:p text:style-name="P3">Username: Bob</text:p>
      <text:p text:style-name="P3">Password: ComplexPassword</text:p>
      <text:p text:style-name="P3"/>
      <text:p text:style-name="P3"><text:soft-page-break/>It is required by the program that the same password be used to decrypt. If the password is changed to “SimplePassword” during download, even if the download is successful, the file won’t be decrypted rendering it useless. </text:p>
      <text:p text:style-name="P3"/>
      <text:p text:style-name="P3">The program will support concurrent clients and for efficiency during search (using LIST) function, arrays that keep track of complete and incomplete files are kept that cut down the search time.</text:p>
      <text:p text:style-name="P3"/>
      <text:p text:style-name="P3">On successful download, the downloaded file will contain the prefix “e_com_&lt;filename&gt;”. This name can be used to check the md5sum hash of the download file and the file that was uploaded. </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18:04:23.589465518</meta:creation-date>
    <dc:date>2016-11-19T18:27:18.682533120</dc:date>
    <meta:editing-duration>PT14S</meta:editing-duration>
    <meta:editing-cycles>1</meta:editing-cycles>
    <meta:document-statistic meta:table-count="0" meta:image-count="0" meta:object-count="0" meta:page-count="2" meta:paragraph-count="23" meta:word-count="535" meta:character-count="3039" meta:non-whitespace-character-count="2520"/>
    <meta:generator>LibreOffice/5.1.4.2$Linux_X86_64 LibreOffice_project/10m0$Build-2</meta:generator>
  </office:meta>
</office:document-meta>
</file>